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10.982cm"/>
    </style:style>
    <style:style style:name="co5" style:family="table-column">
      <style:table-column-properties fo:break-before="auto" style:column-width="5.297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hannes/Dokumente/lightcontroller/pcb/pcb.kicad_s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i 23 Mai 2023 16:28:15 CES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2-6a45011f42~172~ubuntu23.04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CSC #</text:p>
          </table:table-cell>
          <table:table-cell/>
        </table:table-row>
        <table:table-row table:style-name="ro1">
          <table:table-cell office:value-type="string" calcext:value-type="string">
            <text:p>C1, C6, C7, 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2,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CCTC-_C380331.html" xlink:type="simple">C380331</text:a></text:p>
          </table:table-cell>
          <table:table-cell/>
        </table:table-row>
        <table:table-row table:style-name="ro1">
          <table:table-cell office:value-type="string" calcext:value-type="string">
            <text:p>C3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FH-Guangdong-Fenghua-Advanced-Tech-_C303896.html" xlink:type="simple">C303896</text:a>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Samsung-Electro-Mechanics-_C5674.html" xlink:type="simple">C5674</text:a></text:p>
          </table:table-cell>
          <table:table-cell/>
        </table:table-row>
        <table:table-row table:style-name="ro1">
          <table:table-cell office:value-type="string" calcext:value-type="string">
            <text:p>C10, 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CCTC-_C309037.html" xlink:type="simple">C309037</text:a></text:p>
          </table:table-cell>
          <table:table-cell/>
        </table:table-row>
        <table:table-row table:style-name="ro1">
          <table:table-cell office:value-type="string" calcext:value-type="string">
            <text:p>C12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 (N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CCTC-_C309037.html" xlink:type="simple">C309037</text:a></text:p>
          </table:table-cell>
          <table:table-cell/>
        </table:table-row>
        <table:table-row table:style-name="ro1">
          <table:table-cell office:value-type="string" calcext:value-type="string">
            <text:p>D1, D2, D3, D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any 0805 LED</text:p>
          </table:table-cell>
          <table:table-cell/>
        </table:table-row>
        <table:table-row table:style-name="ro1">
          <table:table-cell office:value-type="string" calcext:value-type="string">
            <text:p>H1, H2, H3, H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2.2mm_M2_DIN965_Pad_TopBottom</text:p>
          </table:table-cell>
          <table:table-cell office:value-type="string" calcext:value-type="string">
            <text:p>Mounting Hole with connec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LR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XLR Connector, Male or Female, 3 Pin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_Socket</text:p>
          </table:table-cell>
          <table:table-cell office:value-type="string" calcext:value-type="string">
            <text:p>Connector_PinSocket_1.27mm:PinSocket_1x06_P1.27mm_Vertical</text:p>
          </table:table-cell>
          <table:table-cell office:value-type="string" calcext:value-type="string">
            <text:p>Generic connector, single row, 01x06, script generat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4, J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6_Socket</text:p>
          </table:table-cell>
          <table:table-cell office:value-type="string" calcext:value-type="string">
            <text:p>Connector_PinHeader_1.27mm:PinHeader_1x06_P1.27mm_Vertical</text:p>
          </table:table-cell>
          <table:table-cell office:value-type="string" calcext:value-type="string">
            <text:p>Generic connector, single row, 01x06, script generat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P1, JP3, JP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Jumper, 2-pole, ope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P4, JP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Jumper, 2-pole, closed/bridg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<text:a xlink:href="https://www.lcsc.com/product-detail/_UNI-ROYAL-Uniroyal-Elec-_C4328.html" xlink:type="simple">C4328</text:a>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6, R7, R8, 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9,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(N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12, R13, R14, R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(N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<text:a xlink:href="https://www.lcsc.com/product-detail/_VO-_C5140080.html" xlink:type="simple">C5140080</text:a>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-B</text:p>
          </table:table-cell>
          <table:table-cell office:value-type="string" calcext:value-type="string">
            <text:p>Push button switch, generic, two pins</text:p>
          </table:table-cell>
          <table:table-cell table:style-name="ce2" office:value-type="string" calcext:value-type="string">
            <text:p><text:span text:style-name="T1"><text:a xlink:href="https://www.lcsc.com/product-detail/Tactile-Switches_Omron-Electronics-B3U-1000P_C231329.html" xlink:type="simple">C231329</text:a></text:span><text:span text:style-name="T1">or </text:span><text:a xlink:href="https://www.lcsc.com/product-detail/_ALPSALPINE-_C115357.html" xlink:type="simple">C115357</text:a></text:p>
          </table:table-cell>
          <table:table-cell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-B</text:p>
          </table:table-cell>
          <table:table-cell office:value-type="string" calcext:value-type="string">
            <text:p>Push button switch, generic, two pins</text:p>
          </table:table-cell>
          <table:table-cell table:style-name="ce2" office:value-type="string" calcext:value-type="string">
            <text:p><text:span text:style-name="T1"><text:a xlink:href="https://www.lcsc.com/product-detail/Tactile-Switches_Omron-Electronics-B3U-1000P_C231329.html" xlink:type="simple">C231329</text:a></text:span><text:span text:style-name="T1">or </text:span><text:a xlink:href="https://www.lcsc.com/product-detail/_ALPSALPINE-_C115357.html" xlink:type="simple">C115357</text:a></text:p>
          </table:table-cell>
          <table:table-cell/>
        </table:table-row>
        <table:table-row table:style-name="ro2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-B</text:p>
          </table:table-cell>
          <table:table-cell office:value-type="string" calcext:value-type="string">
            <text:p>Push button switch, generic, two pins</text:p>
          </table:table-cell>
          <table:table-cell table:style-name="ce2" office:value-type="string" calcext:value-type="string">
            <text:p><text:span text:style-name="T1"><text:a xlink:href="https://www.lcsc.com/product-detail/Tactile-Switches_Omron-Electronics-B3U-1000P_C231329.html" xlink:type="simple">C231329</text:a></text:span><text:span text:style-name="T1">or </text:span><text:a xlink:href="https://www.lcsc.com/product-detail/_ALPSALPINE-_C115357.html" xlink:type="simple">C115357</text:a>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S2-MINI-1</text:p>
          </table:table-cell>
          <table:table-cell office:value-type="string" calcext:value-type="string">
            <text:p>Espressif:ESP32-S2-MINI-1</text:p>
          </table:table-cell>
          <table:table-cell office:value-type="string" calcext:value-type="string">
            <text:p>ESP32-S2-MINI-1 and ESP32-S2-MINI-1U are two powerful, generic Wi-Fi MCU modules that have a rich set of peripherals. They are an ideal choice for a wide variety of application scenarios relating to Internet of Things (IoT), wearable electronics and smart home.</text:p>
          </table:table-cell>
          <table:table-cell table:style-name="ce2" office:value-type="string" calcext:value-type="string">
            <text:p><text:a xlink:href="https://www.lcsc.com/product-detail/_Espressif-Systems-_C3013906.html" xlink:type="simple">C3013906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UNPU_TYPEC-304J-BCP16</text:p>
          </table:table-cell>
          <table:table-cell office:value-type="string" calcext:value-type="string">
            <text:p>My parts:XUNPU TYPEC-304J-BCP16</text:p>
          </table:table-cell>
          <table:table-cell office:value-type="string" calcext:value-type="string">
            <text:p>USB-C connector</text:p>
          </table:table-cell>
          <table:table-cell table:style-name="ce2" office:value-type="string" calcext:value-type="string">
            <text:p><text:a xlink:href="https://www.lcsc.com/product-detail/_XUNPU-_C2835315.html" xlink:type="simple">C2835315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style-name="ce2" office:value-type="string" calcext:value-type="string">
            <text:p><text:a xlink:href="https://www.lcsc.com/product-detail/_TWGMC-_C5279041.html" xlink:type="simple">C5279041</text:a>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C6220B331M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A, Low Drop-out Voltage Regulator, Fixed Output 3.3V, SOT-23-5</text:p>
          </table:table-cell>
          <table:table-cell table:style-name="ce2" office:value-type="string" calcext:value-type="string">
            <text:p><text:a xlink:href="https://www.lcsc.com/product-detail/_TECH-PUBLIC-_C3040644.html" xlink:type="simple">C3040644</text:a>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ystal_Small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Two pin crystal, small symbol</text:p>
          </table:table-cell>
          <table:table-cell table:style-name="ce2" office:value-type="string" calcext:value-type="string">
            <text:p><text:a xlink:href="https://www.lcsc.com/product-detail/_Seiko-Epson-_C32346.html" xlink:type="simple">C32346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7:44:53.342143373</dc:date>
    <meta:editing-duration>PT1H16M26S</meta:editing-duration>
    <meta:editing-cycles>1</meta:editing-cycles>
    <meta:document-statistic meta:table-count="1" meta:cell-count="234" meta:object-count="0"/>
    <meta:generator>LibreOffice/7.5.2.2$Linux_X86_64 LibreOffice_project/50$Build-2</meta:generator>
  </office:meta>
</office:document-meta>
</file>